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8437f" officeooo:paragraph-rsid="00084c97"/>
    </style:style>
    <style:style style:name="P2" style:family="paragraph" style:parent-style-name="Standard">
      <style:paragraph-properties fo:line-height="150%"/>
      <style:text-properties officeooo:rsid="0006998d" officeooo:paragraph-rsid="00084c97"/>
    </style:style>
    <style:style style:name="P3" style:family="paragraph" style:parent-style-name="Standard">
      <style:paragraph-properties fo:line-height="150%"/>
      <style:text-properties officeooo:rsid="000c21f8" officeooo:paragraph-rsid="00084c97"/>
    </style:style>
    <style:style style:name="P4" style:family="paragraph" style:parent-style-name="Standard">
      <style:paragraph-properties fo:line-height="150%"/>
      <style:text-properties officeooo:rsid="0006b0ca" officeooo:paragraph-rsid="00084c97"/>
    </style:style>
    <style:style style:name="P5" style:family="paragraph" style:parent-style-name="Standard">
      <style:paragraph-properties fo:line-height="150%"/>
      <style:text-properties officeooo:rsid="0016ed08" officeooo:paragraph-rsid="00084c97" fo:background-color="transparent"/>
    </style:style>
    <style:style style:name="P6" style:family="paragraph" style:parent-style-name="Standard">
      <style:paragraph-properties fo:line-height="150%"/>
      <style:text-properties officeooo:rsid="0014726e" officeooo:paragraph-rsid="00084c97" fo:background-color="transparent"/>
    </style:style>
    <style:style style:name="P7" style:family="paragraph" style:parent-style-name="Standard">
      <style:paragraph-properties fo:line-height="150%"/>
      <style:text-properties officeooo:rsid="0006b0ca" officeooo:paragraph-rsid="00084c97" fo:background-color="transparent"/>
    </style:style>
    <style:style style:name="P8" style:family="paragraph" style:parent-style-name="Standard">
      <style:paragraph-properties fo:line-height="150%"/>
      <style:text-properties officeooo:rsid="000f18f4" officeooo:paragraph-rsid="00084c97"/>
    </style:style>
    <style:style style:name="P9" style:family="paragraph" style:parent-style-name="Standard">
      <style:paragraph-properties fo:line-height="150%"/>
      <style:text-properties style:use-window-font-color="true" officeooo:rsid="0006998d" officeooo:paragraph-rsid="00084c97" fo:background-color="transparent"/>
    </style:style>
    <style:style style:name="P10" style:family="paragraph" style:parent-style-name="Standard">
      <style:paragraph-properties fo:line-height="150%"/>
      <style:text-properties officeooo:rsid="0014726e" officeooo:paragraph-rsid="00084c97"/>
    </style:style>
    <style:style style:name="P11" style:family="paragraph" style:parent-style-name="Standard">
      <style:paragraph-properties fo:line-height="150%"/>
      <style:text-properties officeooo:rsid="0014726e" officeooo:paragraph-rsid="00087bf7"/>
    </style:style>
    <style:style style:name="P12" style:family="paragraph" style:parent-style-name="Standard">
      <style:paragraph-properties fo:line-height="150%"/>
      <style:text-properties officeooo:rsid="000dcead" officeooo:paragraph-rsid="00084c97"/>
    </style:style>
    <style:style style:name="T1" style:family="text">
      <style:text-properties officeooo:rsid="002c30f2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06998d" fo:background-color="transparent" loext:char-shading-value="0"/>
    </style:style>
    <style:style style:name="T4" style:family="text">
      <style:text-properties officeooo:rsid="00160547" fo:background-color="transparent" loext:char-shading-value="0"/>
    </style:style>
    <style:style style:name="T5" style:family="text">
      <style:text-properties officeooo:rsid="00222574" fo:background-color="transparent" loext:char-shading-value="0"/>
    </style:style>
    <style:style style:name="T6" style:family="text">
      <style:text-properties officeooo:rsid="0019e9f8" fo:background-color="transparent" loext:char-shading-value="0"/>
    </style:style>
    <style:style style:name="T7" style:family="text">
      <style:text-properties officeooo:rsid="000dcead" fo:background-color="transparent" loext:char-shading-value="0"/>
    </style:style>
    <style:style style:name="T8" style:family="text">
      <style:text-properties officeooo:rsid="0023e46c" fo:background-color="transparent" loext:char-shading-value="0"/>
    </style:style>
    <style:style style:name="T9" style:family="text">
      <style:text-properties officeooo:rsid="00398b99" fo:background-color="transparent" loext:char-shading-value="0"/>
    </style:style>
    <style:style style:name="T10" style:family="text">
      <style:text-properties officeooo:rsid="00143b80" fo:background-color="transparent" loext:char-shading-value="0"/>
    </style:style>
    <style:style style:name="T11" style:family="text">
      <style:text-properties officeooo:rsid="0016ed08" fo:background-color="transparent" loext:char-shading-value="0"/>
    </style:style>
    <style:style style:name="T12" style:family="text">
      <style:text-properties officeooo:rsid="003b6be7" fo:background-color="transparent" loext:char-shading-value="0"/>
    </style:style>
    <style:style style:name="T13" style:family="text">
      <style:text-properties officeooo:rsid="001829c6" fo:background-color="transparent" loext:char-shading-value="0"/>
    </style:style>
    <style:style style:name="T14" style:family="text">
      <style:text-properties officeooo:rsid="0038e123" fo:background-color="transparent" loext:char-shading-value="0"/>
    </style:style>
    <style:style style:name="T15" style:family="text">
      <style:text-properties officeooo:rsid="00087bf7" fo:background-color="transparent" loext:char-shading-value="0"/>
    </style:style>
    <style:style style:name="T16" style:family="text">
      <style:text-properties style:text-position="sub 58%"/>
    </style:style>
    <style:style style:name="T17" style:family="text">
      <style:text-properties style:text-position="sub 58%" fo:background-color="transparent" loext:char-shading-value="0"/>
    </style:style>
    <style:style style:name="T18" style:family="text">
      <style:text-properties style:text-position="sub 58%" officeooo:rsid="0032de3f"/>
    </style:style>
    <style:style style:name="T19" style:family="text">
      <style:text-properties style:text-position="sub 58%" officeooo:rsid="002c30f2"/>
    </style:style>
    <style:style style:name="T20" style:family="text">
      <style:text-properties style:text-position="sub 58%" officeooo:rsid="0006998d"/>
    </style:style>
    <style:style style:name="T21" style:family="text">
      <style:text-properties style:text-position="0% 100%" officeooo:rsid="0006998d"/>
    </style:style>
    <style:style style:name="T22" style:family="text">
      <style:text-properties officeooo:rsid="00222574"/>
    </style:style>
    <style:style style:name="T23" style:family="text">
      <style:text-properties officeooo:rsid="0032de3f"/>
    </style:style>
    <style:style style:name="T24" style:family="text">
      <style:text-properties officeooo:rsid="0006998d"/>
    </style:style>
    <style:style style:name="T25" style:family="text">
      <style:text-properties officeooo:rsid="0006b0ca"/>
    </style:style>
    <style:style style:name="T26" style:family="text">
      <style:text-properties officeooo:rsid="0016ed08"/>
    </style:style>
    <style:style style:name="T27" style:family="text">
      <style:text-properties officeooo:rsid="002eec64"/>
    </style:style>
    <style:style style:name="T28" style:family="text">
      <style:text-properties officeooo:rsid="000dcead"/>
    </style:style>
    <style:style style:name="T29" style:family="text">
      <style:text-properties officeooo:rsid="000dcead" fo:background-color="#ffffff" loext:char-shading-value="0"/>
    </style:style>
    <style:style style:name="T30" style:family="text">
      <style:text-properties officeooo:rsid="002eddae"/>
    </style:style>
    <style:style style:name="T31" style:family="text">
      <style:text-properties style:use-window-font-color="true" officeooo:rsid="0019e9f8" fo:background-color="transparent" loext:char-shading-value="0"/>
    </style:style>
    <style:style style:name="T32" style:family="text">
      <style:text-properties style:use-window-font-color="true" officeooo:rsid="00189f86" fo:background-color="transparent" loext:char-shading-value="0"/>
    </style:style>
    <style:style style:name="T33" style:family="text">
      <style:text-properties style:use-window-font-color="true" officeooo:rsid="0032de3f" fo:background-color="transparent" loext:char-shading-value="0"/>
    </style:style>
    <style:style style:name="T34" style:family="text">
      <style:text-properties style:use-window-font-color="true" officeooo:rsid="000dcead" fo:background-color="transparent" loext:char-shading-value="0"/>
    </style:style>
    <style:style style:name="T35" style:family="text">
      <style:text-properties style:use-window-font-color="true" officeooo:rsid="0016ed08" fo:background-color="transparent" loext:char-shading-value="0"/>
    </style:style>
    <style:style style:name="T36" style:family="text">
      <style:text-properties style:use-window-font-color="true" officeooo:rsid="0007f902" fo:background-color="transparent" loext:char-shading-value="0"/>
    </style:style>
    <style:style style:name="T37" style:family="text">
      <style:text-properties style:use-window-font-color="true" style:text-underline-style="none" officeooo:rsid="0019e9f8" fo:background-color="transparent" loext:char-shading-value="0"/>
    </style:style>
    <style:style style:name="T38" style:family="text">
      <style:text-properties style:use-window-font-color="true" style:text-underline-style="none" officeooo:rsid="0002780a" fo:background-color="transparent" loext:char-shading-value="0"/>
    </style:style>
    <style:style style:name="T39" style:family="text">
      <style:text-properties style:use-window-font-color="true" style:text-underline-style="none" officeooo:rsid="00189f86" fo:background-color="transparent" loext:char-shading-value="0"/>
    </style:style>
    <style:style style:name="T40" style:family="text">
      <style:text-properties style:use-window-font-color="true" style:text-underline-style="none" officeooo:rsid="0016ed08" fo:background-color="transparent" loext:char-shading-value="0"/>
    </style:style>
    <style:style style:name="T41" style:family="text">
      <style:text-properties style:use-window-font-color="true" officeooo:rsid="00189f86"/>
    </style:style>
    <style:style style:name="T42" style:family="text">
      <style:text-properties style:use-window-font-color="true" officeooo:rsid="0032de3f"/>
    </style:style>
    <style:style style:name="T43" style:family="text">
      <style:text-properties officeooo:rsid="002957ce"/>
    </style:style>
    <style:style style:name="T44" style:family="text">
      <style:text-properties officeooo:rsid="002f881b"/>
    </style:style>
    <style:style style:name="T45" style:family="text">
      <style:text-properties officeooo:rsid="00277ec5"/>
    </style:style>
    <style:style style:name="T46" style:family="text">
      <style:text-properties officeooo:rsid="00311c09"/>
    </style:style>
    <style:style style:name="T47" style:family="text">
      <style:text-properties officeooo:rsid="000c21f8"/>
    </style:style>
    <style:style style:name="T48" style:family="text">
      <style:text-properties officeooo:rsid="00143b80"/>
    </style:style>
    <style:style style:name="T49" style:family="text">
      <style:text-properties officeooo:rsid="000843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Domänen<text:span text:style-name="T26">kalkül:</text:span></text:p>
      <text:p text:style-name="P2"/>
      <text:p text:style-name="P8">%<text:span text:style-name="T27">Anfrage</text:span> 1</text:p>
      <text:p text:style-name="P2">%Gesucht sind alle <text:span text:style-name="T1">bereits erfolgten Überweisungen für die Fahrt nach Dresden (Fahrtnr 201702).</text:span></text:p>
      <text:p text:style-name="P9"><text:span text:style-name="T25">%Relationenalgebra: </text:span>σ<text:span text:style-name="T19">fahrtnr=201702</text:span><text:span text:style-name="T1">(Überwiesen)</text:span></text:p>
      <text:p text:style-name="P12">%DRC: {teilnnr,fkbetrag,fkdatum|(∃ fahrtnr)(Überwiesen(teilnnr,fahrtnr,fkbetrag,fkdatum) ∧ fahrtnr=201702)}</text:p>
      <text:p text:style-name="P10">%DRC in DES:</text:p>
      <text:p text:style-name="P10"><text:span text:style-name="T26">d1</text:span> := {<text:span text:style-name="T28">teilnnr,fkbetrag,fkdatum</text:span>|(exists <text:span text:style-name="T30">fahrtnr)(Überwiesen(teilnnr,fahrtnr,fkbetrag,fkdatum) and fahrtnr=201702)};</text:span></text:p>
      <text:p text:style-name="P2"/>
      <text:p text:style-name="P2">%<text:span text:style-name="T27">Anfrage 2</text:span></text:p>
      <text:p text:style-name="P2">%Gesucht sind alle weiblichen Teilnehmerinnen (Vor- und Nachname).</text:p>
      <text:p text:style-name="P3">%Relationenalgebra: <text:span text:style-name="T24">π</text:span><text:span text:style-name="T20">vname,nname</text:span><text:span text:style-name="T21">(σ</text:span><text:span text:style-name="T20">geschlecht=′w′</text:span><text:span text:style-name="T24">(Teilnehmer)</text:span><text:span text:style-name="T21">)</text:span></text:p>
      <text:p text:style-name="P2"><text:span text:style-name="T28">%DRC: {</text:span><text:span text:style-name="T31">vname,nname</text:span><text:span text:style-name="T28">|(∃teilnnr)(∃mobilnr)(∃geschlecht)(∃adresse)(∃notfallnr)(∃besonderes)(Teilnehmer(teilnnr,mobilnr,geschlecht,adresse,notfallnr,vname,nname,besonderes) ∧</text:span><text:span text:style-name="T6">geschlecht</text:span><text:span text:style-name="T28">=‘w‘)}</text:span></text:p>
      <text:p text:style-name="P10">%DRC in DES:</text:p>
      <text:p text:style-name="P10"><text:span text:style-name="T26">d</text:span>2 := {<text:span text:style-name="T43">vname,nname</text:span>|<text:span text:style-name="T43">(</text:span>exists <text:s/><text:span text:style-name="T28">teilnnr,mobilnr,geschlecht,adresse,notfallnr,besonderes</text:span>)(Teilnehmer(<text:span text:style-name="T28">teilnnr,mobilnr,geschlecht,adresse,notfallnr,vname,nname,besonderes) </text:span>and <text:span text:style-name="T43">geschlecht</text:span>=‘w‘)};</text:p>
      <text:p text:style-name="P5"/>
      <text:p text:style-name="P2">%<text:span text:style-name="T44">Anfrage 3</text:span></text:p>
      <text:p text:style-name="P2">%Gesucht sind alle Unternehmungen <text:span text:style-name="T23">(Titel, Kosten, Datum und Uhrzeit) </text:span>auf der Fahrt nach London (Fahrtnummer: 201703).</text:p>
      <text:p text:style-name="P3">%Relationenalgebra: <text:s/><text:span text:style-name="T24">π</text:span><text:span text:style-name="T16">titel,</text:span><text:span text:style-name="T18">kosten,udatum,uhrzeit</text:span>(<text:span text:style-name="T24">σ</text:span><text:span text:style-name="T16">fahrtnr=201703</text:span>(Unternehmung))</text:p>
      <text:p text:style-name="P2"><text:span text:style-name="T28">%DRC: {</text:span><text:span text:style-name="T32">titel,</text:span><text:span text:style-name="T33">kosten,udatum,uhrzeit</text:span><text:span text:style-name="T34">|</text:span><text:span text:style-name="T35">(∃</text:span><text:span text:style-name="T37">un</text:span><text:span text:style-name="T38">r</text:span><text:span text:style-name="T39">)(</text:span><text:span text:style-name="T40">∃</text:span><text:span text:style-name="T37">v</text:span><text:span text:style-name="T38">eranstalter</text:span><text:span text:style-name="T39">)(</text:span><text:span text:style-name="T40">∃</text:span><text:span text:style-name="T37">ub</text:span><text:span text:style-name="T38">esonderes</text:span><text:span text:style-name="T39">)</text:span><text:span text:style-name="T32">(</text:span><text:span text:style-name="T35">∃</text:span><text:span text:style-name="T31">f</text:span><text:span text:style-name="T36">ahrt</text:span><text:span text:style-name="T31">n</text:span><text:span text:style-name="T36">r</text:span><text:span text:style-name="T35">)</text:span><text:span text:style-name="T28">(Unternehmung</text:span><text:span text:style-name="T7">(unr,</text:span><text:span text:style-name="T8">titel,kosten,veranstalter,ubesonderes,</text:span><text:span text:style-name="T7">udatum,uhrzeit,fahrtnr) </text:span><text:span text:style-name="T28">∧</text:span><text:span text:style-name="T31">fahrtnr</text:span><text:span text:style-name="T28">=201703)}</text:span></text:p>
      <text:p text:style-name="P10">%DRC in DES:</text:p>
      <text:p text:style-name="P10"><text:span text:style-name="T26">d3</text:span> := {<text:span text:style-name="T32">titel,</text:span><text:span text:style-name="T33">kosten,udatum,uhrzeit</text:span>| (exists <text:span text:style-name="T45">unr,veranstalter,ubesonderes,fahrtnr</text:span>)(<text:span text:style-name="T2">Unternehmung</text:span>(<text:span text:style-name="T7">unr,</text:span><text:span text:style-name="T8">titel,kosten,veranstalter,ubesonderes,</text:span><text:span text:style-name="T7">udatum,uhrzeit,fahrtnr</text:span>) and <text:span text:style-name="T45">fahrtnr=201703</text:span>)};</text:p>
      <text:p text:style-name="P2"/>
      <text:p text:style-name="P2">%<text:span text:style-name="T46">Anfrage 4</text:span></text:p>
      <text:p text:style-name="P2"><text:soft-page-break/>%<text:span text:style-name="T25">Welche dieser Unternehmungen (Ergebnis der Anfrage d3) sind teurer als 100 €?</text:span></text:p>
      <text:p text:style-name="P4"><text:span text:style-name="T47">%Relationenalgebra: σ</text:span><text:span text:style-name="T16">kosten&gt;</text:span><text:span text:style-name="T17">100.00</text:span><text:span text:style-name="T3">(</text:span><text:span text:style-name="T9">d3</text:span><text:span text:style-name="T22">)</text:span></text:p>
      <text:p text:style-name="P4"><text:span text:style-name="T28">%DRC: {</text:span><text:span text:style-name="T32">titel,</text:span><text:span text:style-name="T33">kosten,udatum,uhrzeit</text:span><text:span text:style-name="T28">|(d3(</text:span><text:span text:style-name="T32">titel,</text:span><text:span text:style-name="T33">kosten,udatum,uhrzeit</text:span><text:span text:style-name="T28">)∧</text:span><text:span text:style-name="T9">kosten</text:span><text:span text:style-name="T28">&gt;</text:span><text:span text:style-name="T10">100.00)}</text:span></text:p>
      <text:p text:style-name="P6">%DRC in DES:</text:p>
      <text:p text:style-name="P6"><text:span text:style-name="T26">d3</text:span> := {<text:span text:style-name="T41">titel,</text:span><text:span text:style-name="T42">kosten,udatum,uhrzeit</text:span>| (exists <text:span text:style-name="T45">unr,veranstalter,ubesonderes,fahrtnr</text:span>)(Unternehmung(<text:span text:style-name="T28">unr,titel,kosten,veranstalter,ubesonderes,udatum,uhrzeit,fahrtnr</text:span>) and <text:span text:style-name="T45">fahrtnr=201703</text:span>)};</text:p>
      <text:p text:style-name="P11"><text:span text:style-name="T11">d</text:span><text:span text:style-name="T2">4 := </text:span><text:span text:style-name="T7">{</text:span><text:span text:style-name="T32">titel,</text:span><text:span text:style-name="T33">kosten,udatum,uhrzeit</text:span><text:span text:style-name="T10">|(</text:span><text:span text:style-name="T12">d3</text:span><text:span text:style-name="T10">(</text:span><text:span text:style-name="T32">titel,</text:span><text:span text:style-name="T33">kosten,udatum,uhrzeit</text:span><text:span text:style-name="T10">) and </text:span><text:span text:style-name="T12">kosten</text:span><text:span text:style-name="T10">&gt;100.00)}</text:span><text:span text:style-name="T48">;</text:span></text:p>
      <text:p text:style-name="P5"/>
      <text:p text:style-name="P4">%<text:span text:style-name="T46">Anfrage 5</text:span></text:p>
      <text:p text:style-name="P4">%<text:span text:style-name="T49">Gesucht sind alle Teilnehmer (Vor-, Nachname) der Fahrt nach Orlando.</text:span></text:p>
      <text:p text:style-name="P1"><text:span text:style-name="T47">%Relationenalgebra: </text:span><text:span text:style-name="T4">π</text:span><text:span text:style-name="T17">vname,nname</text:span><text:span text:style-name="T2">(</text:span><text:span text:style-name="T3">σ</text:span><text:span text:style-name="T17">ziel=‘Orlando‘</text:span><text:span text:style-name="T2">(F</text:span><text:span text:style-name="T5">ahrt</text:span><text:span text:style-name="T2">)⋊ F</text:span><text:span text:style-name="T5">ährtmit</text:span><text:span text:style-name="T2">⋊</text:span><text:span text:style-name="T5"> </text:span><text:span text:style-name="T2">T</text:span><text:span text:style-name="T5">eilnehmer</text:span><text:span text:style-name="T2">)</text:span></text:p>
      <text:p text:style-name="P7"><text:span text:style-name="T28">%DRC: </text:span><text:span text:style-name="T29">{vname,nname|(∃teilnnr)(∃mobilnr)(∃geschlecht)(∃adresse)(∃notfallnr)(∃besonderes)(∃fahrtnr)(∃fahrtname)(∃ziel)(∃von)(∃bis)(∃iban)(Fahrt(fahrtnr,fahrtname,ziel,von,bis,iban) ∧ ziel=‘Orlando‘ ∧ Fährtmit(teilnnr,fahrtnr) ∧ Teilnehmer(teilnnr,mobilnr,geschlecht,adresse,notfallnr,vname,nname,besonderes))}</text:span></text:p>
      <text:p text:style-name="P6">%DRC in DES:</text:p>
      <text:p text:style-name="P10"><text:span text:style-name="T13">d</text:span><text:span text:style-name="T2">5 := </text:span><text:span text:style-name="T7">{vname,nname|(exists <text:s/>teilnnr,mobilnr,geschlecht,adresse,notfallnr,besonderes,fahrtnr,fahrtname,ziel,von,bi</text:span><text:span text:style-name="T14">s,</text:span><text:span text:style-name="T7">iban)(Fahrt(fahrtnr,fahrtname,ziel,von,bis,iban) and </text:span><text:span text:style-name="T15">ziel </text:span><text:span text:style-name="T7">= ‘Orlando‘ and Fährtmit(teilnnr,fahrtnr) and Teilnehmer(teilnnr,mobilnr,geschlecht,adresse,notfallnr,vname,nname,besonderes))}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4:37:39.451000000</meta:creation-date>
    <dc:date>2017-06-27T12:27:06.599362671</dc:date>
    <meta:editing-duration>PT11M16S</meta:editing-duration>
    <meta:editing-cycles>6</meta:editing-cycles>
    <meta:generator>LibreOffice/5.2.5.1$Linux_X86_64 LibreOffice_project/0312e1a284a7d50ca85a365c316c7abbf20a4d22</meta:generator>
    <meta:document-statistic meta:table-count="0" meta:image-count="0" meta:object-count="0" meta:page-count="2" meta:paragraph-count="32" meta:word-count="161" meta:character-count="2768" meta:non-whitespace-character-count="2636"/>
  </office:meta>
</office:document-meta>
</file>